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list-style-name="LFO3" style:family="paragraph"/>
    <style:style style:name="P5" style:parent-style-name="Normal" style:list-style-name="LFO3" style:family="paragraph"/>
    <style:style style:name="P6" style:parent-style-name="Normal" style:list-style-name="LFO3" style:family="paragraph"/>
    <style:style style:name="P7" style:parent-style-name="Normal" style:family="paragraph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list-style-name="LFO4" style:family="paragraph"/>
    <style:style style:name="P10" style:parent-style-name="Normal" style:list-style-name="LFO4" style:family="paragraph"/>
    <style:style style:name="P11" style:parent-style-name="Normal" style:list-style-name="LFO4" style:family="paragraph">
      <style:paragraph-properties>
        <style:tab-stops/>
      </style:paragraph-properties>
    </style:style>
    <style:style style:name="P12" style:parent-style-name="Normal" style:list-style-name="LFO4" style:family="paragraph">
      <style:paragraph-properties>
        <style:tab-stops/>
      </style:paragraph-properties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list-style-name="LFO6" style:family="paragraph"/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list-style-name="LFO7" style:family="paragraph"/>
    <style:style style:name="P17" style:parent-style-name="Normal" style:list-style-name="LFO7" style:family="paragraph"/>
    <style:style style:name="P18" style:parent-style-name="Normal" style:list-style-name="LFO7" style:family="paragraph"/>
    <style:style style:name="P19" style:parent-style-name="Normal" style:list-style-name="LFO7" style:family="paragraph"/>
    <style:style style:name="P20" style:parent-style-name="Normal" style:family="paragraph">
      <style:text-properties fo:font-weight="bold" style:font-weight-asian="bold" style:font-weight-complex="bold"/>
    </style:style>
    <style:style style:name="P21" style:parent-style-name="Normal" style:family="paragraph">
      <style:text-properties fo:font-weight="bold" style:font-weight-asian="bold" style:font-weight-complex="bold"/>
    </style:style>
    <style:style style:name="P22" style:parent-style-name="Normal" style:list-style-name="LFO8" style:family="paragraph"/>
    <style:style style:name="P23" style:parent-style-name="Normal" style:list-style-name="LFO8" style:family="paragraph"/>
    <style:style style:name="P24" style:parent-style-name="Normal" style:list-style-name="LFO8" style:family="paragraph"/>
    <style:style style:name="P25" style:parent-style-name="Normal" style:list-style-name="LFO8" style:family="paragraph"/>
    <style:style style:name="P26" style:parent-style-name="Normal" style:list-style-name="LFO8" style:family="paragraph"/>
    <style:style style:name="P27" style:parent-style-name="Normal" style:list-style-name="LFO8" style:family="paragraph"/>
    <style:style style:name="P28" style:parent-style-name="Normal" style:list-style-name="LFO8" style:family="paragraph"/>
    <style:style style:name="T29" style:parent-style-name="Policepardéfaut" style:family="text">
      <style:text-properties fo:font-weight="bold" style:font-weight-asian="bold" style:font-weight-complex="bold"/>
    </style:style>
    <style:style style:name="T30" style:parent-style-name="Policepardéfaut" style:family="text">
      <style:text-properties fo:font-weight="bold" style:font-weight-asian="bold" style:font-weight-complex="bold"/>
    </style:style>
    <style:style style:name="T31" style:parent-style-name="Policepardéfaut" style:family="text">
      <style:text-properties fo:font-weight="bold" style:font-weight-asian="bold" style:font-weight-complex="bold"/>
    </style:style>
    <style:style style:name="P32" style:parent-style-name="Normal" style:list-style-name="LFO8" style:family="paragraph"/>
    <style:style style:name="P33" style:parent-style-name="Normal" style:list-style-name="LFO8" style:family="paragraph"/>
    <style:style style:name="T34" style:parent-style-name="Policepardéfaut" style:family="text">
      <style:text-properties fo:font-weight="bold" style:font-weight-asian="bold" style:font-weight-complex="bold"/>
    </style:style>
    <style:style style:name="P35" style:parent-style-name="Normal" style:list-style-name="LFO8" style:family="paragraph"/>
    <style:style style:name="T36" style:parent-style-name="Policepardéfaut" style:family="text">
      <style:text-properties fo:font-weight="bold" style:font-weight-asian="bold" style:font-weight-complex="bold"/>
    </style:style>
    <style:style style:name="P37" style:parent-style-name="Normal" style:list-style-name="LFO8" style:family="paragraph"/>
    <style:style style:name="P38" style:parent-style-name="Normal" style:list-style-name="LFO8" style:family="paragraph"/>
    <style:style style:name="P39" style:parent-style-name="Normal" style:list-style-name="LFO8" style:family="paragraph"/>
    <style:style style:name="P40" style:parent-style-name="Normal" style:list-style-name="LFO8" style:family="paragraph"/>
    <style:style style:name="P41" style:parent-style-name="Normal" style:family="paragraph">
      <style:text-properties fo:font-weight="bold" style:font-weight-asian="bold" style:font-weight-complex="bold"/>
    </style:style>
    <style:style style:name="P42" style:parent-style-name="Normal" style:list-style-name="LFO9" style:family="paragraph"/>
    <style:style style:name="T43" style:parent-style-name="Policepardéfaut" style:family="text">
      <style:text-properties fo:font-weight="bold" style:font-weight-asian="bold" style:font-weight-complex="bold"/>
    </style:style>
    <style:style style:name="P44" style:parent-style-name="Normal" style:list-style-name="LFO9" style:family="paragraph"/>
    <style:style style:name="P45" style:parent-style-name="Normal" style:list-style-name="LFO9" style:family="paragraph"/>
    <style:style style:name="P46" style:parent-style-name="Normal" style:list-style-name="LFO9" style:family="paragraph"/>
    <style:style style:name="P47" style:parent-style-name="Normal" style:list-style-name="LFO9" style:family="paragraph"/>
    <style:style style:name="P48" style:parent-style-name="Normal" style:family="paragraph">
      <style:text-properties fo:font-weight="bold" style:font-weight-asian="bold" style:font-weight-complex="bold"/>
    </style:style>
    <style:style style:name="P49" style:parent-style-name="Normal" style:family="paragraph">
      <style:text-properties fo:font-weight="bold" style:font-weight-asian="bold" style:font-weight-complex="bold"/>
    </style:style>
    <style:style style:name="P50" style:parent-style-name="Normal" style:list-style-name="LFO10" style:family="paragraph"/>
    <style:style style:name="P51" style:parent-style-name="Normal" style:family="paragraph">
      <style:text-properties fo:font-weight="bold" style:font-weight-asian="bold" style:font-weight-complex="bold"/>
    </style:style>
    <style:style style:name="P52" style:parent-style-name="Normal" style:family="paragraph">
      <style:text-properties fo:font-weight="bold" style:font-weight-asian="bold" style:font-weight-complex="bold"/>
    </style:style>
    <style:style style:name="P53" style:parent-style-name="Normal" style:family="paragraph">
      <style:text-properties fo:font-weight="bold" style:font-weight-asian="bold" style:font-weight-complex="bold"/>
    </style:style>
    <style:style style:name="P54" style:parent-style-name="Normal" style:list-style-name="LFO11" style:family="paragraph"/>
    <style:style style:name="P55" style:parent-style-name="Normal" style:list-style-name="LFO11" style:family="paragraph"/>
    <style:style style:name="P56" style:parent-style-name="Normal" style:family="paragraph">
      <style:text-properties fo:font-weight="bold" style:font-weight-asian="bold" style:font-weight-complex="bold"/>
    </style:style>
    <style:style style:name="P57" style:parent-style-name="Normal" style:list-style-name="LFO12" style:family="paragraph"/>
    <style:style style:name="P58" style:parent-style-name="Normal" style:list-style-name="LFO12" style:family="paragraph"/>
    <style:style style:name="P59" style:parent-style-name="Normal" style:family="paragraph">
      <style:text-properties fo:language="en" fo:country="US"/>
    </style:style>
    <style:style style:name="P60" style:parent-style-name="Normal" style:family="paragraph">
      <style:text-properties fo:language="en" fo:country="US"/>
    </style:style>
    <style:style style:name="P61" style:parent-style-name="Normal" style:family="paragraph">
      <style:text-properties fo:font-weight="bold" style:font-weight-asian="bold" style:font-weight-complex="bold"/>
    </style:style>
    <style:style style:name="P62" style:parent-style-name="Normal" style:list-style-name="LFO13" style:family="paragraph"/>
    <style:style style:name="P63" style:parent-style-name="Normal" style:list-style-name="LFO13" style:family="paragraph"/>
    <style:style style:name="P64" style:parent-style-name="Normal" style:list-style-name="LFO13" style:family="paragraph"/>
    <style:style style:name="P65" style:parent-style-name="Normal" style:family="paragraph">
      <style:text-properties fo:font-weight="bold" style:font-weight-asian="bold" style:font-weight-complex="bold"/>
    </style:style>
    <style:style style:name="P66" style:parent-style-name="Normal" style:family="paragraph">
      <style:text-properties fo:font-weight="bold" style:font-weight-asian="bold" style:font-weight-complex="bold"/>
    </style:style>
    <style:style style:name="T67" style:parent-style-name="Policepardéfaut" style:family="text">
      <style:text-properties fo:font-weight="bold" style:font-weight-asian="bold" style:font-weight-complex="bold"/>
    </style:style>
    <style:style style:name="P68" style:parent-style-name="Normal" style:list-style-name="LFO14" style:family="paragraph"/>
    <style:style style:name="T69" style:parent-style-name="Policepardéfaut" style:family="text">
      <style:text-properties fo:font-weight="bold" style:font-weight-asian="bold" style:font-weight-complex="bold"/>
    </style:style>
    <style:style style:name="P70" style:parent-style-name="Normal" style:list-style-name="LFO14" style:family="paragraph"/>
    <style:style style:name="T71" style:parent-style-name="Policepardéfaut" style:family="text">
      <style:text-properties fo:font-weight="bold" style:font-weight-asian="bold" style:font-weight-complex="bold"/>
    </style:style>
    <style:style style:name="P72" style:parent-style-name="Normal" style:list-style-name="LFO14" style:family="paragraph"/>
    <style:style style:name="P73" style:parent-style-name="Normal" style:list-style-name="LFO14" style:family="paragraph"/>
    <style:style style:name="T74" style:parent-style-name="Policepardéfaut" style:family="text">
      <style:text-properties fo:font-weight="bold" style:font-weight-asian="bold" style:font-weight-complex="bold"/>
    </style:style>
    <style:style style:name="T75" style:parent-style-name="Policepardéfaut" style:family="text">
      <style:text-properties fo:font-weight="bold" style:font-weight-asian="bold" style:font-weight-complex="bold"/>
    </style:style>
    <style:style style:name="P76" style:parent-style-name="Normal" style:list-style-name="LFO15" style:family="paragraph"/>
    <style:style style:name="T77" style:parent-style-name="Policepardéfaut" style:family="text">
      <style:text-properties fo:font-weight="bold" style:font-weight-asian="bold" style:font-weight-complex="bold"/>
    </style:style>
    <style:style style:name="P78" style:parent-style-name="Normal" style:list-style-name="LFO15" style:family="paragraph"/>
    <style:style style:name="T79" style:parent-style-name="Policepardéfaut" style:family="text">
      <style:text-properties fo:font-weight="bold" style:font-weight-asian="bold" style:font-weight-complex="bold"/>
    </style:style>
    <style:style style:name="P80" style:parent-style-name="Normal" style:list-style-name="LFO15" style:family="paragraph"/>
    <style:style style:name="T81" style:parent-style-name="Policepardéfaut" style:family="text">
      <style:text-properties fo:font-weight="bold" style:font-weight-asian="bold" style:font-weight-complex="bold"/>
    </style:style>
    <style:style style:name="P82" style:parent-style-name="Normal" style:family="paragraph">
      <style:text-properties fo:font-weight="bold" style:font-weight-asian="bold" style:font-weight-complex="bold"/>
    </style:style>
    <style:style style:name="T83" style:parent-style-name="Policepardéfaut" style:family="text">
      <style:text-properties fo:font-weight="bold" style:font-weight-asian="bold" style:font-weight-complex="bold"/>
    </style:style>
    <style:style style:name="P84" style:parent-style-name="Normal" style:list-style-name="LFO16" style:family="paragraph"/>
    <style:style style:name="T85" style:parent-style-name="Policepardéfaut" style:family="text">
      <style:text-properties fo:font-weight="bold" style:font-weight-asian="bold" style:font-weight-complex="bold"/>
    </style:style>
    <style:style style:name="P86" style:parent-style-name="Normal" style:list-style-name="LFO16" style:family="paragraph"/>
    <style:style style:name="T87" style:parent-style-name="Policepardéfaut" style:family="text">
      <style:text-properties fo:font-weight="bold" style:font-weight-asian="bold" style:font-weight-complex="bold"/>
    </style:style>
    <style:style style:name="P88" style:parent-style-name="Normal" style:list-style-name="LFO16" style:family="paragraph"/>
    <style:style style:name="T89" style:parent-style-name="Policepardéfaut" style:family="text">
      <style:text-properties fo:font-weight="bold" style:font-weight-asian="bold" style:font-weight-complex="bold"/>
    </style:style>
    <style:style style:name="T90" style:parent-style-name="Policepardéfaut" style:family="text">
      <style:text-properties fo:font-weight="bold" style:font-weight-asian="bold" style:font-weight-complex="bold"/>
    </style:style>
    <style:style style:name="P91" style:parent-style-name="Normal" style:list-style-name="LFO17" style:family="paragraph"/>
    <style:style style:name="T92" style:parent-style-name="Policepardéfaut" style:family="text">
      <style:text-properties fo:font-weight="bold" style:font-weight-asian="bold" style:font-weight-complex="bold"/>
    </style:style>
    <style:style style:name="P93" style:parent-style-name="Normal" style:list-style-name="LFO17" style:family="paragraph"/>
    <style:style style:name="T94" style:parent-style-name="Policepardéfaut" style:family="text">
      <style:text-properties fo:font-weight="bold" style:font-weight-asian="bold" style:font-weight-complex="bold"/>
    </style:style>
    <style:style style:name="P95" style:parent-style-name="Normal" style:list-style-name="LFO17" style:family="paragraph"/>
  </office:automatic-styles>
  <office:body>
    <office:text text:use-soft-page-breaks="true">
      <text:p text:style-name="P1">TP 1 : Configuration de l'Environnement React Native</text:p>
      <text:p text:style-name="P2">Objectif</text:p>
      <text:p text:style-name="Normal">Ce TP vise à installer et configurer l'environnement de développement pour créer une application mobile avec React Native en utilisant Expo ou le CLI de React Native.</text:p>
      <text:p text:style-name="P3">Prérequis</text:p>
      <text:list text:style-name="LFO3" text:continue-numbering="true">
        <text:list-item>
          <text:p text:style-name="P4">Un PC ou Mac avec une connexion Internet</text:p>
        </text:list-item>
        <text:list-item>
          <text:p text:style-name="P5">Node.js installé (version recommandée : LTS)</text:p>
        </text:list-item>
        <text:list-item>
          <text:p text:style-name="P6">Un smartphone ou un émulateur Android/iOS configuré</text:p>
        </text:list-item>
      </text:list>
      <text:p text:style-name="P7">Partie 1 : Installation des outils</text:p>
      <text:p text:style-name="P8">1. Installer Node.js et npm</text:p>
      <text:p text:style-name="Normal">Node.js est nécessaire pour exécuter React Native. Il inclut npm (Node Package Manager).</text:p>
      <text:list text:style-name="LFO4" text:continue-numbering="true">
        <text:list-item>
          <text:p text:style-name="P9">Télécharger et installer la version LTS depuis<text:s/><text:a xlink:href="https://nodejs.org/" office:target-frame-name="_top" xlink:show="replace"><text:span text:style-name="Lienhypertexte">Node.js</text:span></text:a></text:p>
        </text:list-item>
        <text:list-item>
          <text:p text:style-name="P10">Vérifier l'installation avec :</text:p>
        </text:list-item>
        <text:list-item>
          <text:p text:style-name="P11">node -v</text:p>
        </text:list-item>
        <text:list-item>
          <text:p text:style-name="P12">npm -v</text:p>
        </text:list-item>
      </text:list>
      <text:p text:style-name="P13">2. Installer Visual Studio Code</text:p>
      <text:p text:style-name="Normal">Visual Studio Code est l’éditeur de code recommandé.</text:p>
      <text:list text:style-name="LFO6" text:continue-numbering="true">
        <text:list-item>
          <text:p text:style-name="P14">Télécharger et installer depuis<text:s/><text:a xlink:href="https://code.visualstudio.com/" office:target-frame-name="_top" xlink:show="replace"><text:span text:style-name="Lienhypertexte">VS Code</text:span></text:a></text:p>
        </text:list-item>
      </text:list>
      <text:p text:style-name="P15">3. Installer Expo CLI</text:p>
      <text:p text:style-name="Normal">Expo permet de développer sans avoir besoin de configurer Android Studio ou Xcode.</text:p>
      <text:list text:style-name="LFO7" text:continue-numbering="true">
        <text:list-item>
          <text:p text:style-name="P16">Installer Expo CLI globalement :</text:p>
        </text:list-item>
        <text:list-item>
          <text:p text:style-name="P17">npm install -g expo-cli</text:p>
        </text:list-item>
        <text:list-item>
          <text:p text:style-name="P18">Vérifier l’installation avec :</text:p>
        </text:list-item>
        <text:list-item>
          <text:p text:style-name="P19">expo --version</text:p>
        </text:list-item>
      </text:list>
      <text:p text:style-name="P20">Partie 2 : Installation des outils natifs</text:p>
      <text:p text:style-name="P21">4. Installer Android Studio (pour Android)</text:p>
      <text:list text:style-name="LFO8" text:continue-numbering="true">
        <text:list-item>
          <text:p text:style-name="P22">Télécharger et installer depuis<text:s/><text:a xlink:href="https://developer.android.com/studio" office:target-frame-name="_top" xlink:show="replace"><text:span text:style-name="Lienhypertexte">Android Studio</text:span></text:a></text:p>
        </text:list-item>
        <text:list-item>
          <text:p text:style-name="P23">Lors de l’installation, cocher :</text:p>
          <text:soft-page-break/>
          <text:list text:continue-numbering="true">
            <text:list-item>
              <text:p text:style-name="P24">Android SDK</text:p>
            </text:list-item>
            <text:list-item>
              <text:p text:style-name="P25">Android Virtual Device</text:p>
            </text:list-item>
            <text:list-item>
              <text:p text:style-name="P26">Android SDK Platform Tools</text:p>
            </text:list-item>
          </text:list>
        </text:list-item>
        <text:list-item>
          <text:p text:style-name="P27">Ajouter Android SDK au PATH (Windows uniquement) :</text:p>
          <text:list text:continue-numbering="true">
            <text:list-item>
              <text:p text:style-name="P28">Aller dans<text:s/><text:span text:style-name="T29">Paramètres</text:span><text:s/>&gt;<text:s/><text:span text:style-name="T30">Système</text:span><text:s/>&gt;<text:s/><text:span text:style-name="T31">Variables d'environnement</text:span></text:p>
            </text:list-item>
            <text:list-item>
              <text:p text:style-name="P32">Ajouter une nouvelle variable d’environnement :</text:p>
              <text:list text:continue-numbering="true">
                <text:list-item>
                  <text:p text:style-name="P33"><text:span text:style-name="T34">Nom</text:span><text:s/>: ANDROID_HOME</text:p>
                </text:list-item>
                <text:list-item>
                  <text:p text:style-name="P35"><text:span text:style-name="T36">Valeur</text:span><text:s/>: chemin vers le dossier SDK Android (généralement C:\Users\&lt;VotreNom&gt;\AppData\Local\Android\Sdk)</text:p>
                </text:list-item>
              </text:list>
            </text:list-item>
            <text:list-item>
              <text:p text:style-name="P37">Ajouter %ANDROID_HOME%\platform-tools et %ANDROID_HOME%\tools à la variable Path.</text:p>
            </text:list-item>
            <text:list-item>
              <text:p text:style-name="P38">Vérifier l’installation avec :</text:p>
            </text:list-item>
            <text:list-item>
              <text:p text:style-name="P39">echo %ANDROID_HOME%</text:p>
            </text:list-item>
            <text:list-item>
              <text:p text:style-name="P40">adb --version</text:p>
            </text:list-item>
          </text:list>
        </text:list-item>
      </text:list>
      <text:p text:style-name="P41">5. Installer Xcode (pour iOS, uniquement sur Mac)</text:p>
      <text:list text:style-name="LFO9" text:continue-numbering="true">
        <text:list-item>
          <text:p text:style-name="P42">Télécharger depuis le<text:s/><text:span text:style-name="T43">Mac App Store</text:span></text:p>
        </text:list-item>
        <text:list-item>
          <text:p text:style-name="P44">Installer les outils en ligne de commande :</text:p>
        </text:list-item>
        <text:list-item>
          <text:p text:style-name="P45">sudo xcode-select --install</text:p>
        </text:list-item>
        <text:list-item>
          <text:p text:style-name="P46">Accepter les licences :</text:p>
        </text:list-item>
        <text:list-item>
          <text:p text:style-name="P47">sudo xcodebuild -license</text:p>
        </text:list-item>
      </text:list>
      <text:p text:style-name="P48">Partie 3 : Créer un projet React Native</text:p>
      <text:p text:style-name="P49">6. Créer un projet avec Expo</text:p>
      <text:p text:style-name="Normal">expo init MonProjet</text:p>
      <text:p text:style-name="Normal">cd MonProjet</text:p>
      <text:p text:style-name="Normal">expo start</text:p>
      <text:list text:style-name="LFO10" text:continue-numbering="true">
        <text:list-item>
          <text:p text:style-name="P50">Scanner le QR code avec Expo Go sur mobile ou exécuter sur un émulateur.</text:p>
        </text:list-item>
      </text:list>
      <text:p text:style-name="P51">7. Créer un projet avec React Native CLI (option avancée)</text:p>
      <text:p text:style-name="Normal">npx react-native init MonProjet</text:p>
      <text:p text:style-name="Normal">cd MonProjet</text:p>
      <text:soft-page-break/>
      <text:p text:style-name="Normal">npx react-native run-android # Pour Android</text:p>
      <text:p text:style-name="Normal">npx react-native run-ios <text:s text:c="4"/># Pour iOS</text:p>
      <text:p text:style-name="P52">Partie 4 : Lancer l'application sur Android ou iOS</text:p>
      <text:p text:style-name="P53">8. Exécuter l'application sur Android</text:p>
      <text:p text:style-name="Normal">Avec Expo :</text:p>
      <text:p text:style-name="Normal">expo start</text:p>
      <text:list text:style-name="LFO11" text:continue-numbering="true">
        <text:list-item>
          <text:p text:style-name="P54">Sélectionner "Run on Android device/emulator" si un émulateur est actif.</text:p>
        </text:list-item>
        <text:list-item>
          <text:p text:style-name="P55">Ou scanner le QR Code avec l'application Expo Go sur un appareil Android.</text:p>
        </text:list-item>
      </text:list>
      <text:p text:style-name="Normal">Avec React Native CLI :</text:p>
      <text:p text:style-name="Normal">npx react-native run-android</text:p>
      <text:p text:style-name="P56">9. Exécuter l'application sur iOS</text:p>
      <text:p text:style-name="Normal">Avec Expo :</text:p>
      <text:p text:style-name="Normal">expo start</text:p>
      <text:list text:style-name="LFO12" text:continue-numbering="true">
        <text:list-item>
          <text:p text:style-name="P57">Sélectionner "Run on iOS simulator" si un simulateur est actif.</text:p>
        </text:list-item>
        <text:list-item>
          <text:p text:style-name="P58">Ou scanner le QR Code avec l'application Expo Go sur un iPhone.</text:p>
        </text:list-item>
      </text:list>
      <text:p text:style-name="P59">Avec React Native CLI :</text:p>
      <text:p text:style-name="P60">npx react-native run-ios</text:p>
      <text:p text:style-name="P61">Partie 5 : Test et validation</text:p>
      <text:list text:style-name="LFO13" text:continue-numbering="true">
        <text:list-item>
          <text:p text:style-name="P62">Ouvrir le projet avec Visual Studio Code.</text:p>
        </text:list-item>
        <text:list-item>
          <text:p text:style-name="P63">Lancer l’application sur un émulateur ou un appareil réel.</text:p>
        </text:list-item>
        <text:list-item>
          <text:p text:style-name="P64">Modifier App.js et voir les changements en direct.</text:p>
        </text:list-item>
      </text:list>
      <text:p text:style-name="P65">Différences entre Expo et React Native CLI</text:p>
      <text:p text:style-name="P66">React Native avec Expo</text:p>
      <text:p text:style-name="Normal"><text:s/><text:span text:style-name="T67">Avantages :</text:span></text:p>
      <text:list text:style-name="LFO14" text:continue-numbering="true">
        <text:list-item>
          <text:p text:style-name="P68">Installation et configuration<text:s/><text:span text:style-name="T69">plus simple</text:span><text:s/>(pas besoin d'Android Studio ni Xcode pour démarrer).</text:p>
        </text:list-item>
        <text:list-item>
          <text:p text:style-name="P70">Fonctionne directement sur un téléphone via<text:s/><text:span text:style-name="T71">Expo Go</text:span><text:s/>(pas besoin d’émulateur).</text:p>
        </text:list-item>
        <text:list-item>
          <text:p text:style-name="P72">Hot-reloading performant et rapide.</text:p>
        </text:list-item>
        <text:list-item>
          <text:p text:style-name="P73">Gestion des mises à jour<text:s/><text:span text:style-name="T74">sans repasser par le Play Store/App Store</text:span><text:s/>(via OTA updates).</text:p>
        </text:list-item>
      </text:list>
      <text:p text:style-name="Normal"><text:s/><text:span text:style-name="T75">Inconvénients :</text:span></text:p>
      <text:list text:style-name="LFO15" text:continue-numbering="true">
        <text:list-item>
          <text:p text:style-name="P76"><text:span text:style-name="T77">Limité aux fonctionnalités supportées par Expo</text:span><text:s/>(pas possible d’ajouter certains modules natifs).</text:p>
        </text:list-item>
        <text:list-item>
          <text:p text:style-name="P78"><text:span text:style-name="T79">Taille de l'application plus grande</text:span><text:s/>en production.</text:p>
        </text:list-item>
        <text:list-item>
          <text:p text:style-name="P80">Pour ajouter des modules natifs non supportés, il faut passer à<text:s/><text:span text:style-name="T81">Eject (bare workflow)</text:span>, ce qui complique le projet.</text:p>
        </text:list-item>
      </text:list>
      <text:p text:style-name="P82">React Native CLI (sans Expo)</text:p>
      <text:p text:style-name="Normal"><text:s/><text:span text:style-name="T83">Avantages :</text:span></text:p>
      <text:list text:style-name="LFO16" text:continue-numbering="true">
        <text:list-item>
          <text:p text:style-name="P84"><text:span text:style-name="T85">Accès complet aux fonctionnalités natives</text:span><text:s/>(Bluetooth, notifications avancées, etc.).</text:p>
        </text:list-item>
        <text:list-item>
          <text:p text:style-name="P86"><text:span text:style-name="T87">Optimisation des performances</text:span><text:s/>et taille de l'application plus petite.</text:p>
        </text:list-item>
        <text:list-item>
          <text:p text:style-name="P88">Plus de<text:s/><text:span text:style-name="T89">contrôle sur la configuration</text:span><text:s/>Android et iOS.</text:p>
        </text:list-item>
      </text:list>
      <text:p text:style-name="Normal"><text:s/><text:span text:style-name="T90">Inconvénients :</text:span></text:p>
      <text:list text:style-name="LFO17" text:continue-numbering="true">
        <text:list-item>
          <text:p text:style-name="P91">Installation plus<text:s/><text:span text:style-name="T92">complexe</text:span><text:s/>(nécessite Android Studio/Xcode).</text:p>
        </text:list-item>
        <text:list-item>
          <text:p text:style-name="P93"><text:span text:style-name="T94">Configuration plus longue</text:span><text:s/>et demande plus de ressources (émulateurs, SDKs).</text:p>
        </text:list-item>
        <text:list-item>
          <text:p text:style-name="P95">Debugging parfois plus difficile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1" style:family="text">
      <style:text-properties style:font-name="Symbol" fo:font-size="10pt" style:font-size-asian="10pt"/>
    </style:style>
    <style:style style:name="WW_CharLFO17LVL2" style:family="text">
      <style:text-properties style:font-name="Courier New" fo:font-size="10pt" style:font-size-asian="10pt"/>
    </style:style>
    <style:style style:name="WW_CharLFO17LVL3" style:family="text">
      <style:text-properties style:font-name="Wingdings" fo:font-size="10pt" style:font-size-asian="10pt"/>
    </style:style>
    <style:style style:name="WW_CharLFO17LVL4" style:family="text">
      <style:text-properties style:font-name="Wingdings" fo:font-size="10pt" style:font-size-asian="10pt"/>
    </style:style>
    <style:style style:name="WW_CharLFO17LVL5" style:family="text">
      <style:text-properties style:font-name="Wingdings" fo:font-size="10pt" style:font-size-asian="10pt"/>
    </style:style>
    <style:style style:name="WW_CharLFO17LVL6" style:family="text">
      <style:text-properties style:font-name="Wingdings" fo:font-size="10pt" style:font-size-asian="10pt"/>
    </style:style>
    <style:style style:name="WW_CharLFO17LVL7" style:family="text">
      <style:text-properties style:font-name="Wingdings" fo:font-size="10pt" style:font-size-asian="10pt"/>
    </style:style>
    <style:style style:name="WW_CharLFO17LVL8" style:family="text">
      <style:text-properties style:font-name="Wingdings" fo:font-size="10pt" style:font-size-asian="10pt"/>
    </style:style>
    <style:style style:name="WW_CharLFO1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ouhila Guerfi</meta:initial-creator>
    <dc:creator>Souhila Guerfi</dc:creator>
    <meta:creation-date>2025-04-03T08:05:00Z</meta:creation-date>
    <dc:date>2025-04-03T10:12:00Z</dc:date>
    <meta:template xlink:href="Normal.dotm" xlink:type="simple"/>
    <meta:editing-cycles>2</meta:editing-cycles>
    <meta:editing-duration>PT0S</meta:editing-duration>
    <meta:document-statistic meta:page-count="4" meta:paragraph-count="8" meta:word-count="639" meta:character-count="4148" meta:row-count="29" meta:non-whitespace-character-count="3517"/>
  </office:meta>
</office:document-meta>
</file>